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129">
      <style:text-properties style:font-name="DejaVu Sans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4" style:family="table-cell" style:parent-style-name="Default" style:data-style-name="N2">
      <style:text-properties style:font-name="DejaVu Sans"/>
    </style:style>
    <style:style style:name="ce5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DejaVu Sans" fo:hyphenate="true"/>
    </style:style>
    <style:style style:name="ce7" style:family="table-cell" style:parent-style-name="Default" style:data-style-name="N1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 style:data-style-name="N129">
      <style:text-properties style:font-name="DejaVu Sans" fo:font-weight="bold" style:font-weight-asian="bold" style:font-weight-complex="bold"/>
    </style:style>
    <style:style style:name="ce10" style:family="table-cell" style:parent-style-name="Default">
      <style:text-properties style:font-name="DejaVu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DejaVu Sans" fo:hyphenate="true"/>
    </style:style>
    <style:style style:name="ce12" style:family="table-cell" style:parent-style-name="Default" style:data-style-name="N129">
      <style:text-properties style:font-name="DejaVu Sans"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3" office:value-type="date" office:date-value="2014-03-05" calcext:value-type="date" table:number-columns-spanned="2" table:number-rows-spanned="1">
            <text:p>03/05/14</text:p>
          </table:table-cell>
          <table:covered-table-cell/>
          <table:table-cell table:number-columns-repeated="2"/>
          <table:table-cell table:style-name="ce3" office:value-type="date" office:date-value="2014-05-05" calcext:value-type="date" table:number-columns-spanned="2" table:number-rows-spanned="1">
            <text:p>05/05/14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.63</text:p>
          </table:table-cell>
          <table:table-cell office:value-type="float" office:value="88.17" calcext:value-type="float">
            <text:p>88.17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.54</text:p>
          </table:table-cell>
          <table:table-cell office:value-type="float" office:value="63.13" calcext:value-type="float">
            <text:p>63.13</text:p>
          </table:table-cell>
          <table:table-cell table:number-columns-repeated="2"/>
          <table:table-cell table:style-name="ce2" office:value-type="float" office:value="51.8" calcext:value-type="float">
            <text:p>51.8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table:style-name="ce2" office:value-type="float" office:value="54.2" calcext:value-type="float">
            <text:p>54.2</text:p>
          </table:table-cell>
          <table:table-cell office:value-type="float" office:value="71.7" calcext:value-type="float">
            <text:p>71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88" calcext:value-type="float">
            <text:p>88.0</text:p>
          </table:table-cell>
          <table:table-cell table:style-name="ce2"/>
          <table:table-cell/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89" calcext:value-type="float">
            <text:p>89.0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4]*[.D5]*[.D6]" office:value-type="float" office:value="20.930870745" calcext:value-type="float">
            <text:p>20.93</text:p>
          </table:table-cell>
          <table:table-cell table:style-name="ce4" table:formula="of:=0.0001*[.E4]*[.E5]*[.E6]" office:value-type="float" office:value="25.2982521945" calcext:value-type="float">
            <text:p>25.30</text:p>
          </table:table-cell>
          <table:table-cell table:style-name="ce4" table:number-columns-repeated="2"/>
          <table:table-cell table:style-name="ce4" table:formula="of:=0.0001*[.H4]*[.H5]*[.H6]" office:value-type="float" office:value="30.869692" calcext:value-type="float">
            <text:p>30.87</text:p>
          </table:table-cell>
          <table:table-cell table:style-name="ce4" table:formula="of:=0.0001*[.I4]*[.I5]*[.I6]" office:value-type="float" office:value="46.05216" calcext:value-type="float">
            <text:p>46.05</text:p>
          </table:table-cell>
          <table:table-cell table:style-name="ce4"/>
          <table:table-cell/>
          <table:table-cell table:style-name="ce4" table:formula="of:=0.0001*[.L4]*[.L5]*[.L6]" office:value-type="float" office:value="32.344934" calcext:value-type="float">
            <text:p>32.34</text:p>
          </table:table-cell>
          <table:table-cell table:style-name="ce4" table:formula="of:=0.0001*[.M4]*[.M5]*[.M6]" office:value-type="float" office:value="53.60292" calcext:value-type="float">
            <text:p>53.60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5]*[.D6]*0.01" office:value-type="float" office:value="25.64115" calcext:value-type="float">
            <text:p>25.64</text:p>
          </table:table-cell>
          <table:table-cell table:style-name="ce4" table:formula="of:=[.E5]*[.E6]*0.01" office:value-type="float" office:value="28.692585" calcext:value-type="float">
            <text:p>28.69</text:p>
          </table:table-cell>
          <table:table-cell table:style-name="ce4"/>
          <table:table-cell/>
          <table:table-cell table:style-name="ce4" table:formula="of:=[.H5]*[.H6]*0.01" office:value-type="float" office:value="37.1924" calcext:value-type="float">
            <text:p>37.19</text:p>
          </table:table-cell>
          <table:table-cell table:style-name="ce4" table:formula="of:=[.I5]*[.I6]*0.01" office:value-type="float" office:value="54.824" calcext:value-type="float">
            <text:p>54.82</text:p>
          </table:table-cell>
          <table:table-cell table:style-name="ce4"/>
          <table:table-cell/>
          <table:table-cell table:style-name="ce4" table:formula="of:=[.L5]*[.L6]*0.01" office:value-type="float" office:value="38.9698" calcext:value-type="float">
            <text:p>38.97</text:p>
          </table:table-cell>
          <table:table-cell table:style-name="ce4" table:formula="of:=[.M5]*[.M6]*0.01" office:value-type="float" office:value="63.813" calcext:value-type="float">
            <text:p>63.81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5" table:formula="of:=[.D4]*[.D6]*0.01" office:value-type="float" office:value="40.610925" calcext:value-type="float">
            <text:p>40.61</text:p>
          </table:table-cell>
          <table:table-cell table:style-name="ce5" table:formula="of:=[.E4]*[.E6]*0.01" office:value-type="float" office:value="40.073265" calcext:value-type="float">
            <text:p>40.07</text:p>
          </table:table-cell>
          <table:table-cell table:style-name="ce5"/>
          <table:table-cell table:style-name="ce10"/>
          <table:table-cell table:style-name="ce5" table:formula="of:=[.H4]*[.H6]*0.01" office:value-type="float" office:value="59.594" calcext:value-type="float">
            <text:p>59.59</text:p>
          </table:table-cell>
          <table:table-cell table:style-name="ce5" table:formula="of:=[.I4]*[.I6]*0.01" office:value-type="float" office:value="73.92" calcext:value-type="float">
            <text:p>73.92</text:p>
          </table:table-cell>
          <table:table-cell table:style-name="ce5"/>
          <table:table-cell/>
          <table:table-cell table:style-name="ce5" table:formula="of:=[.L4]*[.L6]*0.01" office:value-type="float" office:value="59.677" calcext:value-type="float">
            <text:p>59.68</text:p>
          </table:table-cell>
          <table:table-cell table:style-name="ce5" table:formula="of:=[.M4]*[.M6]*0.01" office:value-type="float" office:value="74.76" calcext:value-type="float">
            <text:p>74.76</text:p>
          </table:table-cell>
          <table:table-cell table:style-name="ce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4]*[.D5]*0.01" office:value-type="float" office:value="42.072102" calcext:value-type="float">
            <text:p>42.07</text:p>
          </table:table-cell>
          <table:table-cell table:style-name="ce4" table:formula="of:=[.E4]*[.E5]*0.01" office:value-type="float" office:value="55.661721" calcext:value-type="float">
            <text:p>55.66</text:p>
          </table:table-cell>
          <table:table-cell table:style-name="ce4"/>
          <table:table-cell/>
          <table:table-cell table:style-name="ce4" table:formula="of:=[.H4]*[.H5]*0.01" office:value-type="float" office:value="42.994" calcext:value-type="float">
            <text:p>42.99</text:p>
          </table:table-cell>
          <table:table-cell table:style-name="ce4" table:formula="of:=[.I4]*[.I5]*0.01" office:value-type="float" office:value="52.332" calcext:value-type="float">
            <text:p>52.33</text:p>
          </table:table-cell>
          <table:table-cell table:style-name="ce4"/>
          <table:table-cell/>
          <table:table-cell table:style-name="ce4" table:formula="of:=[.L4]*[.L5]*0.01" office:value-type="float" office:value="44.986" calcext:value-type="float">
            <text:p>44.99</text:p>
          </table:table-cell>
          <table:table-cell table:style-name="ce4" table:formula="of:=[.M4]*[.M5]*0.01" office:value-type="float" office:value="60.228" calcext:value-type="float">
            <text:p>60.23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date" office:date-value="2014-06-05" calcext:value-type="date" table:number-columns-spanned="2" table:number-rows-spanned="1">
            <text:p>06/05/14</text:p>
          </table:table-cell>
          <table:covered-table-cell/>
          <table:table-cell table:number-columns-repeated="4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77.9" calcext:value-type="float">
            <text:p>77.9</text:p>
          </table:table-cell>
          <table:table-cell office:value-type="float" office:value="66.7" calcext:value-type="float">
            <text:p>66.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table:style-name="ce2" office:value-type="float" office:value="79.4" calcext:value-type="float">
            <text:p>79.4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64.2" calcext:value-type="float">
            <text:p>64.2</text:p>
          </table:table-cell>
          <table:table-cell office:value-type="float" office:value="6.2" calcext:value-type="float">
            <text:p>6.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89.1" calcext:value-type="float">
            <text:p>89.1</text:p>
          </table:table-cell>
          <table:table-cell table:number-columns-repeated="2"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6.9" calcext:value-type="float">
            <text:p>96.9</text:p>
          </table:table-cell>
          <table:table-cell office:value-type="float" office:value="70.3" calcext:value-type="float">
            <text:p>70.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22]*[.D23]*[.D24]" office:value-type="float" office:value="48.503872" calcext:value-type="float">
            <text:p>48.50</text:p>
          </table:table-cell>
          <table:table-cell table:style-name="ce4" table:formula="of:=0.0001*[.E22]*[.E23]*[.E24]" office:value-type="float" office:value="58.453164" calcext:value-type="float">
            <text:p>58.45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style-name="ce4" table:formula="of:=0.000001*[.J21]*[.J22]*[.J23]*[.J24]" office:value-type="float" office:value="29.91244553" calcext:value-type="float">
            <text:p>29.91</text:p>
          </table:table-cell>
          <table:table-cell table:style-name="ce4" table:formula="of:=0.000001*[.K21]*[.K22]*[.K23]*[.K24]" office:value-type="float" office:value="40.707604728" calcext:value-type="float">
            <text:p>40.71</text:p>
          </table:table-cell>
          <table:table-cell table:style-name="ce4" table:formula="of:=0.000001*[.L21]*[.L22]*[.L23]*[.L24]" office:value-type="float" office:value="2.151317788" calcext:value-type="float">
            <text:p>2.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23]*[.D24]*0.01" office:value-type="float" office:value="58.4384" calcext:value-type="float">
            <text:p>58.44</text:p>
          </table:table-cell>
          <table:table-cell table:style-name="ce4" table:formula="of:=[.E23]*[.E24]*0.01" office:value-type="float" office:value="69.5871" calcext:value-type="float">
            <text:p>69.59</text:p>
          </table:table-cell>
          <table:table-cell table:number-columns-repeated="2"/>
          <table:table-cell office:value-type="string" calcext:value-type="string">
            <text:p>lemmes OK</text:p>
          </table:table-cell>
          <table:table-cell/>
          <table:table-cell table:style-name="ce4" table:formula="of:=100*[.J22]*[.J23]*[.J24]/100^3" office:value-type="float" office:value="36.039091" calcext:value-type="float">
            <text:p>36.04</text:p>
          </table:table-cell>
          <table:table-cell table:style-name="ce4" table:formula="of:=100*[.K22]*[.K23]*[.K24]/100^3" office:value-type="float" office:value="48.4614342" calcext:value-type="float">
            <text:p>48.46</text:p>
          </table:table-cell>
          <table:table-cell table:style-name="ce4" table:formula="of:=100*[.L22]*[.L23]*[.L24]/100^3" office:value-type="float" office:value="2.9071862" calcext:value-type="float">
            <text:p>2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>61.09</text:p>
          </table:table-cell>
          <table:table-cell table:style-name="ce5" table:formula="of:=[.E22]*[.E24]*0.01" office:value-type="float" office:value="74.844" calcext:value-type="float">
            <text:p>74.84</text:p>
          </table:table-cell>
          <table:table-cell table:number-columns-repeated="2"/>
          <table:table-cell office:value-type="string" calcext:value-type="string">
            <text:p>frames OK</text:p>
          </table:table-cell>
          <table:table-cell/>
          <table:table-cell table:style-name="ce4" table:formula="of:=100*[.J21]*[.J23]*[.J24]/100^3" office:value-type="float" office:value="38.00819" calcext:value-type="float">
            <text:p>38.01</text:p>
          </table:table-cell>
          <table:table-cell table:style-name="ce4" table:formula="of:=100*[.K21]*[.K23]*[.K24]/100^3" office:value-type="float" office:value="52.256232" calcext:value-type="float">
            <text:p>52.26</text:p>
          </table:table-cell>
          <table:table-cell table:style-name="ce4" table:formula="of:=100*[.L21]*[.L23]*[.L24]/100^3" office:value-type="float" office:value="3.225364" calcext:value-type="float">
            <text:p>3.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5" table:formula="of:=[.D22]*[.D23]*0.01" office:value-type="float" office:value="65.902" calcext:value-type="float">
            <text:p>65.90</text:p>
          </table:table-cell>
          <table:table-cell table:style-name="ce4" table:formula="of:=[.E22]*[.E23]*0.01" office:value-type="float" office:value="65.604" calcext:value-type="float">
            <text:p>65.60</text:p>
          </table:table-cell>
          <table:table-cell table:number-columns-repeated="2"/>
          <table:table-cell office:value-type="string" calcext:value-type="string">
            <text:p>classes OK</text:p>
          </table:table-cell>
          <table:table-cell/>
          <table:table-cell table:style-name="ce5" table:formula="of:=100*[.J21]*[.J22]*[.J24]/100^3" office:value-type="float" office:value="59.115505" calcext:value-type="float">
            <text:p>59.12</text:p>
          </table:table-cell>
          <table:table-cell table:style-name="ce5" table:formula="of:=100*[.K21]*[.K22]*[.K24]/100^3" office:value-type="float" office:value="63.407484" calcext:value-type="float">
            <text:p>63.41</text:p>
          </table:table-cell>
          <table:table-cell table:style-name="ce5" table:formula="of:=100*[.L21]*[.L22]*[.L24]/100^3" office:value-type="float" office:value="34.698674" calcext:value-type="float">
            <text:p>34.7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oles OK</text:p>
          </table:table-cell>
          <table:table-cell/>
          <table:table-cell table:style-name="ce4" table:formula="of:=100*[.J21]*[.J22]*[.J23]/100^3" office:value-type="float" office:value="33.052426" calcext:value-type="float">
            <text:p>33.05</text:p>
          </table:table-cell>
          <table:table-cell table:style-name="ce4" table:formula="of:=100*[.K21]*[.K22]*[.K23]/100^3" office:value-type="float" office:value="42.009912" calcext:value-type="float">
            <text:p>42.01</text:p>
          </table:table-cell>
          <table:table-cell table:style-name="ce4" table:formula="of:=100*[.L21]*[.L22]*[.L23]/100^3" office:value-type="float" office:value="3.060196" calcext:value-type="float">
            <text:p>3.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Handled 'V NP.Patient''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table-cell table:style-name="ce6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9" calcext:value-type="float">
            <text:p>78.9</text:p>
          </table:table-cell>
          <table:table-cell office:value-type="float" office:value="85.6" calcext:value-type="float">
            <text:p>85.6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67.7" calcext:value-type="float">
            <text:p>67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6.4" calcext:value-type="float">
            <text:p>96.4</text:p>
          </table:table-cell>
          <table:table-cell office:value-type="float" office:value="59.5" calcext:value-type="float">
            <text:p>59.5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D40]*[.D41]*[.D42]*[.D43]" office:value-type="float" office:value="29.97796032" calcext:value-type="float">
            <text:p>29.98</text:p>
          </table:table-cell>
          <table:table-cell table:style-name="ce4" table:formula="of:=0.000001*[.E40]*[.E41]*[.E42]*[.E43]" office:value-type="float" office:value="49.161161984" calcext:value-type="float">
            <text:p>49.16</text:p>
          </table:table-cell>
          <table:table-cell table:style-name="ce4" table:formula="of:=0.000001*[.F40]*[.F41]*[.F42]*[.F43]" office:value-type="float" office:value="2.3053275" calcext:value-type="float">
            <text:p>2.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J40]*[.J41]*[.J42]*[.J43]" office:value-type="float" office:value="26.8515136" calcext:value-type="float">
            <text:p>26.85</text:p>
          </table:table-cell>
          <table:table-cell table:style-name="ce4" table:formula="of:=0.000001*[.K40]*[.K41]*[.K42]*[.K43]" office:value-type="float" office:value="43.855765668" calcext:value-type="float">
            <text:p>43.86</text:p>
          </table:table-cell>
          <table:table-cell table:style-name="ce4" table:formula="of:=0.000001*[.L40]*[.L41]*[.L42]*[.L43]" office:value-type="float" office:value="2.019203442" calcext:value-type="float">
            <text:p>2.0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D41]*[.D42]*[.D43]/100^3" office:value-type="float" office:value="37.4724504" calcext:value-type="float">
            <text:p>37.47</text:p>
          </table:table-cell>
          <table:table-cell table:style-name="ce4" table:formula="of:=100*[.E41]*[.E42]*[.E43]/100^3" office:value-type="float" office:value="55.8649568" calcext:value-type="float">
            <text:p>55.86</text:p>
          </table:table-cell>
          <table:table-cell table:style-name="ce4" table:formula="of:=100*[.F41]*[.F42]*[.F43]/100^3" office:value-type="float" office:value="3.293325" calcext:value-type="float">
            <text:p>3.29</text:p>
          </table:table-cell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J41]*[.J42]*[.J43]/100^3" office:value-type="float" office:value="33.564392" calcext:value-type="float">
            <text:p>33.56</text:p>
          </table:table-cell>
          <table:table-cell table:style-name="ce4" table:formula="of:=100*[.K41]*[.K42]*[.K43]/100^3" office:value-type="float" office:value="49.2761412" calcext:value-type="float">
            <text:p>49.28</text:p>
          </table:table-cell>
          <table:table-cell table:style-name="ce4" table:formula="of:=100*[.L41]*[.L42]*[.L43]/100^3" office:value-type="float" office:value="2.9263818" calcext:value-type="float">
            <text:p>2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D40]*[.D42]*[.D43]/100^3" office:value-type="float" office:value="37.99488" calcext:value-type="float">
            <text:p>37.99</text:p>
          </table:table-cell>
          <table:table-cell table:style-name="ce4" table:formula="of:=100*[.E40]*[.E42]*[.E43]/100^3" office:value-type="float" office:value="57.431264" calcext:value-type="float">
            <text:p>57.43</text:p>
          </table:table-cell>
          <table:table-cell table:style-name="ce4" table:formula="of:=100*[.F40]*[.F42]*[.F43]/100^3" office:value-type="float" office:value="3.4153" calcext:value-type="float">
            <text:p>3.42</text:p>
          </table:table-cell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J40]*[.J42]*[.J43]/100^3" office:value-type="float" office:value="33.6064" calcext:value-type="float">
            <text:p>33.61</text:p>
          </table:table-cell>
          <table:table-cell table:style-name="ce4" table:formula="of:=100*[.K40]*[.K42]*[.K43]/100^3" office:value-type="float" office:value="51.113946" calcext:value-type="float">
            <text:p>51.11</text:p>
          </table:table-cell>
          <table:table-cell table:style-name="ce4" table:formula="of:=100*[.L40]*[.L42]*[.L43]/100^3" office:value-type="float" office:value="2.956374" calcext:value-type="float">
            <text:p>2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D40]*[.D41]*[.D43]/100^3" office:value-type="float" office:value="58.32288" calcext:value-type="float">
            <text:p>58.32</text:p>
          </table:table-cell>
          <table:table-cell table:style-name="ce5" table:formula="of:=100*[.E40]*[.E41]*[.E43]/100^3" office:value-type="float" office:value="72.616192" calcext:value-type="float">
            <text:p>72.62</text:p>
          </table:table-cell>
          <table:table-cell table:style-name="ce5" table:formula="of:=100*[.F40]*[.F41]*[.F43]/100^3" office:value-type="float" office:value="28.11375" calcext:value-type="float">
            <text:p>28.11</text:p>
          </table:table-cell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J40]*[.J41]*[.J43]/100^3" office:value-type="float" office:value="60.34048" calcext:value-type="float">
            <text:p>60.34</text:p>
          </table:table-cell>
          <table:table-cell table:style-name="ce5" table:formula="of:=100*[.K40]*[.K41]*[.K43]/100^3" office:value-type="float" office:value="73.460244" calcext:value-type="float">
            <text:p>73.46</text:p>
          </table:table-cell>
          <table:table-cell table:style-name="ce5" table:formula="of:=100*[.L40]*[.L41]*[.L43]/100^3" office:value-type="float" office:value="27.286533" calcext:value-type="float">
            <text:p>27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D40]*[.D41]*[.D42]/100^3" office:value-type="float" office:value="32.44368" calcext:value-type="float">
            <text:p>32.44</text:p>
          </table:table-cell>
          <table:table-cell table:style-name="ce4" table:formula="of:=100*[.E40]*[.E41]*[.E42]/100^3" office:value-type="float" office:value="50.997056" calcext:value-type="float">
            <text:p>51.00</text:p>
          </table:table-cell>
          <table:table-cell table:style-name="ce4" table:formula="of:=100*[.F40]*[.F41]*[.F42]/100^3" office:value-type="float" office:value="3.8745" calcext:value-type="float">
            <text:p>3.87</text:p>
          </table:table-cell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J40]*[.J41]*[.J42]/100^3" office:value-type="float" office:value="28.4444" calcext:value-type="float">
            <text:p>28.44</text:p>
          </table:table-cell>
          <table:table-cell table:style-name="ce4" table:formula="of:=100*[.K40]*[.K41]*[.K42]/100^3" office:value-type="float" office:value="45.588114" calcext:value-type="float">
            <text:p>45.59</text:p>
          </table:table-cell>
          <table:table-cell table:style-name="ce4" table:formula="of:=100*[.L40]*[.L41]*[.L42]/100^3" office:value-type="float" office:value="3.487398" calcext:value-type="float">
            <text:p>3.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new reproducible split</text:p>
          </table:table-cell>
          <table:covered-table-cell/>
          <table:table-cell table:number-columns-repeated="4"/>
          <table:table-cell table:style-name="ce6" office:value-type="string" calcext:value-type="string" table:number-columns-spanned="2" table:number-rows-spanned="3">
            <text:p>VerbNet updates (+ NLTK? Anything else?)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 table:style-name="Default"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style-name="Default"/>
          <table:table-cell office:value-type="float" office:value="33.1" calcext:value-type="float">
            <text:p>33.1</text:p>
          </table:table-cell>
          <table:table-cell office:value-type="float" office:value="25.2" calcext:value-type="float">
            <text:p>25.2</text:p>
          </table:table-cell>
          <table:table-cell office:value-type="float" office:value="32.9" calcext:value-type="float">
            <text:p>32.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7.3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style-name="Default"/>
          <table:table-cell table:number-columns-repeated="2" table:style-name="ce2" office:value-type="float" office:value="100" calcext:value-type="float">
            <text:p>100.0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58]*[.D59]*[.D60]*[.D61]" office:value-type="float" office:value="26.8515136" calcext:value-type="float">
            <text:p>26.9</text:p>
          </table:table-cell>
          <table:table-cell table:style-name="ce2" table:formula="of:=0.000001*[.E58]*[.E59]*[.E60]*[.E61]" office:value-type="float" office:value="43.855765668" calcext:value-type="float">
            <text:p>43.9</text:p>
          </table:table-cell>
          <table:table-cell table:style-name="ce2" table:formula="of:=0.000001*[.F58]*[.F59]*[.F60]*[.F61]" office:value-type="float" office:value="2.019203442" calcext:value-type="float">
            <text:p>2.0</text:p>
          </table:table-cell>
          <table:table-cell table:style-name="Default"/>
          <table:table-cell table:style-name="ce2" table:formula="of:=0.000001*[.H58]*[.H59]*[.H60]*[.H61]" office:value-type="float" office:value="0.990683" calcext:value-type="float">
            <text:p>1.0</text:p>
          </table:table-cell>
          <table:table-cell table:style-name="ce2" table:formula="of:=0.000001*[.I58]*[.I59]*[.I60]*[.I61]" office:value-type="float" office:value="0.158004" calcext:value-type="float">
            <text:p>0.2</text:p>
          </table:table-cell>
          <table:table-cell table:style-name="ce2" table:formula="of:=0.000001*[.J58]*[.J59]*[.J60]*[.J61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59]*[.D60]*[.D61]/100^3" office:value-type="float" office:value="33.564392" calcext:value-type="float">
            <text:p>33.6</text:p>
          </table:table-cell>
          <table:table-cell table:style-name="ce2" table:formula="of:=100*[.E59]*[.E60]*[.E61]/100^3" office:value-type="float" office:value="49.2761412" calcext:value-type="float">
            <text:p>49.3</text:p>
          </table:table-cell>
          <table:table-cell table:style-name="ce2" table:formula="of:=100*[.F59]*[.F60]*[.F61]/100^3" office:value-type="float" office:value="2.9263818" calcext:value-type="float">
            <text:p>2.9</text:p>
          </table:table-cell>
          <table:table-cell table:style-name="Default"/>
          <table:table-cell table:style-name="ce2" table:formula="of:=100*[.H59]*[.H60]*[.H61]/100^3" office:value-type="float" office:value="2.4163" calcext:value-type="float">
            <text:p>2.4</text:p>
          </table:table-cell>
          <table:table-cell table:style-name="ce2" table:formula="of:=100*[.I59]*[.I60]*[.I61]/100^3" office:value-type="float" office:value="0.4788" calcext:value-type="float">
            <text:p>0.5</text:p>
          </table:table-cell>
          <table:table-cell table:style-name="ce2" table:formula="of:=100*[.J59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58]*[.D60]*[.D61]/100^3" office:value-type="float" office:value="33.6064" calcext:value-type="float">
            <text:p>33.6</text:p>
          </table:table-cell>
          <table:table-cell table:style-name="ce2" table:formula="of:=100*[.E58]*[.E60]*[.E61]/100^3" office:value-type="float" office:value="51.113946" calcext:value-type="float">
            <text:p>51.1</text:p>
          </table:table-cell>
          <table:table-cell table:style-name="ce2" table:formula="of:=100*[.F58]*[.F60]*[.F61]/100^3" office:value-type="float" office:value="2.956374" calcext:value-type="float">
            <text:p>3.0</text:p>
          </table:table-cell>
          <table:table-cell table:style-name="Default"/>
          <table:table-cell table:style-name="ce2" table:formula="of:=100*[.H58]*[.H60]*[.H61]/100^3" office:value-type="float" office:value="2.993" calcext:value-type="float">
            <text:p>3.0</text:p>
          </table:table-cell>
          <table:table-cell table:style-name="ce2" table:formula="of:=100*[.I58]*[.I60]*[.I61]/100^3" office:value-type="float" office:value="0.627" calcext:value-type="float">
            <text:p>0.6</text:p>
          </table:table-cell>
          <table:table-cell table:style-name="ce2" table:formula="of:=100*[.J58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58]*[.D59]*[.D61]/100^3" office:value-type="float" office:value="60.34048" calcext:value-type="float">
            <text:p>60.3</text:p>
          </table:table-cell>
          <table:table-cell table:style-name="ce9" table:formula="of:=100*[.E58]*[.E59]*[.E61]/100^3" office:value-type="float" office:value="73.460244" calcext:value-type="float">
            <text:p>73.5</text:p>
          </table:table-cell>
          <table:table-cell table:style-name="ce9" table:formula="of:=100*[.F58]*[.F59]*[.F61]/100^3" office:value-type="float" office:value="27.286533" calcext:value-type="float">
            <text:p>27.3</text:p>
          </table:table-cell>
          <table:table-cell table:style-name="Default"/>
          <table:table-cell table:style-name="ce9" table:formula="of:=100*[.H58]*[.H59]*[.H61]/100^3" office:value-type="float" office:value="13.571" calcext:value-type="float">
            <text:p>13.6</text:p>
          </table:table-cell>
          <table:table-cell table:style-name="ce9" table:formula="of:=100*[.I58]*[.I59]*[.I61]/100^3" office:value-type="float" office:value="8.316" calcext:value-type="float">
            <text:p>8.3</text:p>
          </table:table-cell>
          <table:table-cell table:style-name="ce9" table:formula="of:=100*[.J58]*[.J59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58]*[.D59]*[.D60]/100^3" office:value-type="float" office:value="28.4444" calcext:value-type="float">
            <text:p>28.4</text:p>
          </table:table-cell>
          <table:table-cell table:style-name="ce2" table:formula="of:=100*[.E58]*[.E59]*[.E60]/100^3" office:value-type="float" office:value="45.588114" calcext:value-type="float">
            <text:p>45.6</text:p>
          </table:table-cell>
          <table:table-cell table:style-name="ce2" table:formula="of:=100*[.F58]*[.F59]*[.F60]/100^3" office:value-type="float" office:value="3.487398" calcext:value-type="float">
            <text:p>3.5</text:p>
          </table:table-cell>
          <table:table-cell table:style-name="Default"/>
          <table:table-cell table:style-name="ce2" table:formula="of:=100*[.H58]*[.H59]*[.H60]/100^3" office:value-type="float" office:value="0.990683" calcext:value-type="float">
            <text:p>1.0</text:p>
          </table:table-cell>
          <table:table-cell table:style-name="ce2" table:formula="of:=100*[.I58]*[.I59]*[.I60]/100^3" office:value-type="float" office:value="0.158004" calcext:value-type="float">
            <text:p>0.2</text:p>
          </table:table-cell>
          <table:table-cell table:style-name="ce2" table:formula="of:=100*[.J58]*[.J59]*[.J60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4.7" calcext:value-type="float">
            <text:p>24.7</text:p>
          </table:table-cell>
          <table:table-cell office:value-type="float" office:value="32.5" calcext:value-type="float">
            <text:p>32.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8" calcext:value-type="float">
            <text:p>58.0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5" calcext:value-type="float">
            <text:p>25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/>
          <table:table-cell table:number-columns-repeated="2" table:style-name="ce2" office:value-type="float" office:value="100" calcext:value-type="float">
            <text:p>100.0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77]*[.D78]*[.D80]*[.D81]" office:value-type="float" office:value="26.8515136" calcext:value-type="float">
            <text:p>26.9</text:p>
          </table:table-cell>
          <table:table-cell table:style-name="ce2" table:formula="of:=0.000001*[.E77]*[.E78]*[.E80]*[.E81]" office:value-type="float" office:value="43.855765668" calcext:value-type="float">
            <text:p>43.9</text:p>
          </table:table-cell>
          <table:table-cell table:style-name="ce2" table:formula="of:=0.000001*[.F77]*[.F78]*[.F80]*[.F81]" office:value-type="float" office:value="2.019203442" calcext:value-type="float">
            <text:p>2.0</text:p>
          </table:table-cell>
          <table:table-cell/>
          <table:table-cell table:style-name="ce2" table:formula="of:=0.000001*[.H77]*[.H78]*[.H80]*[.H81]" office:value-type="float" office:value="1.32132" calcext:value-type="float">
            <text:p>1.3</text:p>
          </table:table-cell>
          <table:table-cell table:style-name="ce2" table:formula="of:=0.000001*[.I77]*[.I78]*[.I80]*[.I81]" office:value-type="float" office:value="0.155363" calcext:value-type="float">
            <text:p>0.2</text:p>
          </table:table-cell>
          <table:table-cell table:style-name="ce2" table:formula="of:=0.000001*[.J77]*[.J78]*[.J80]*[.J81]" office:value-type="float" office:value="1.1739" calcext:value-type="float">
            <text:p>1.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78]*[.D80]*[.D81]/100^3" office:value-type="float" office:value="33.564392" calcext:value-type="float">
            <text:p>33.6</text:p>
          </table:table-cell>
          <table:table-cell table:style-name="ce2" table:formula="of:=100*[.E78]*[.E80]*[.E81]/100^3" office:value-type="float" office:value="49.2761412" calcext:value-type="float">
            <text:p>49.3</text:p>
          </table:table-cell>
          <table:table-cell table:style-name="ce2" table:formula="of:=100*[.F78]*[.F80]*[.F81]/100^3" office:value-type="float" office:value="2.9263818" calcext:value-type="float">
            <text:p>2.9</text:p>
          </table:table-cell>
          <table:table-cell/>
          <table:table-cell table:style-name="ce2" table:formula="of:=100*[.H78]*[.H80]*[.H81]/100^3" office:value-type="float" office:value="2.541" calcext:value-type="float">
            <text:p>2.5</text:p>
          </table:table-cell>
          <table:table-cell table:style-name="ce2" table:formula="of:=100*[.I78]*[.I80]*[.I81]/100^3" office:value-type="float" office:value="0.4199" calcext:value-type="float">
            <text:p>0.4</text:p>
          </table:table-cell>
          <table:table-cell table:style-name="ce2" table:formula="of:=100*[.J78]*[.J80]*[.J81]/100^3" office:value-type="float" office:value="2.795" calcext:value-type="float">
            <text:p>2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77]*[.D80]*[.D81]/100^3" office:value-type="float" office:value="33.6064" calcext:value-type="float">
            <text:p>33.6</text:p>
          </table:table-cell>
          <table:table-cell table:style-name="ce2" table:formula="of:=100*[.E77]*[.E80]*[.E81]/100^3" office:value-type="float" office:value="51.113946" calcext:value-type="float">
            <text:p>51.1</text:p>
          </table:table-cell>
          <table:table-cell table:style-name="ce2" table:formula="of:=100*[.F77]*[.F80]*[.F81]/100^3" office:value-type="float" office:value="2.956374" calcext:value-type="float">
            <text:p>3.0</text:p>
          </table:table-cell>
          <table:table-cell/>
          <table:table-cell table:style-name="ce2" table:formula="of:=100*[.H77]*[.H80]*[.H81]/100^3" office:value-type="float" office:value="5.46" calcext:value-type="float">
            <text:p>5.5</text:p>
          </table:table-cell>
          <table:table-cell table:style-name="ce2" table:formula="of:=100*[.I77]*[.I80]*[.I81]/100^3" office:value-type="float" office:value="0.629" calcext:value-type="float">
            <text:p>0.6</text:p>
          </table:table-cell>
          <table:table-cell table:style-name="ce2" table:formula="of:=100*[.J77]*[.J80]*[.J81]/100^3" office:value-type="float" office:value="3.612" calcext:value-type="float">
            <text:p>3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77]*[.D78]*[.D81]/100^3" office:value-type="float" office:value="60.34048" calcext:value-type="float">
            <text:p>60.3</text:p>
          </table:table-cell>
          <table:table-cell table:style-name="ce9" table:formula="of:=100*[.E77]*[.E78]*[.E81]/100^3" office:value-type="float" office:value="73.460244" calcext:value-type="float">
            <text:p>73.5</text:p>
          </table:table-cell>
          <table:table-cell table:style-name="ce9" table:formula="of:=100*[.F77]*[.F78]*[.F81]/100^3" office:value-type="float" office:value="27.286533" calcext:value-type="float">
            <text:p>27.3</text:p>
          </table:table-cell>
          <table:table-cell/>
          <table:table-cell table:style-name="ce9" table:formula="of:=100*[.H77]*[.H78]*[.H81]/100^3" office:value-type="float" office:value="12.584" calcext:value-type="float">
            <text:p>12.6</text:p>
          </table:table-cell>
          <table:table-cell table:style-name="ce9" table:formula="of:=100*[.I77]*[.I78]*[.I81]/100^3" office:value-type="float" office:value="9.139" calcext:value-type="float">
            <text:p>9.1</text:p>
          </table:table-cell>
          <table:table-cell table:style-name="ce9" table:formula="of:=100*[.J77]*[.J78]*[.J81]/100^3" office:value-type="float" office:value="9.3912" calcext:value-type="float">
            <text:p>9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77]*[.D78]*[.D80]/100^3" office:value-type="float" office:value="28.4444" calcext:value-type="float">
            <text:p>28.4</text:p>
          </table:table-cell>
          <table:table-cell table:style-name="ce2" table:formula="of:=100*[.E77]*[.E78]*[.E80]/100^3" office:value-type="float" office:value="45.588114" calcext:value-type="float">
            <text:p>45.6</text:p>
          </table:table-cell>
          <table:table-cell table:style-name="ce2" table:formula="of:=100*[.F77]*[.F78]*[.F80]/100^3" office:value-type="float" office:value="3.487398" calcext:value-type="float">
            <text:p>3.5</text:p>
          </table:table-cell>
          <table:table-cell/>
          <table:table-cell table:style-name="ce2" table:formula="of:=100*[.H77]*[.H78]*[.H80]/100^3" office:value-type="float" office:value="1.32132" calcext:value-type="float">
            <text:p>1.3</text:p>
          </table:table-cell>
          <table:table-cell table:style-name="ce2" table:formula="of:=100*[.I77]*[.I78]*[.I80]/100^3" office:value-type="float" office:value="0.155363" calcext:value-type="float">
            <text:p>0.2</text:p>
          </table:table-cell>
          <table:table-cell table:style-name="ce2" table:formula="of:=100*[.J77]*[.J78]*[.J80]/100^3" office:value-type="float" office:value="1.70625" calcext:value-type="float">
            <text:p>1.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 + update VerbeNet + update kicktionary mapping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2.3" calcext:value-type="float">
            <text:p>82.3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4.7" calcext:value-type="float">
            <text:p>24.7</text:p>
          </table:table-cell>
          <table:table-cell office:value-type="float" office:value="32.5" calcext:value-type="float">
            <text:p>32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25" calcext:value-type="float">
            <text:p>25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60.8" calcext:value-type="float">
            <text:p>60.8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16.9" calcext:value-type="float">
            <text:p>16.9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96.8" calcext:value-type="float">
            <text:p>96.8</text:p>
          </table:table-cell>
          <table:table-cell office:value-type="float" office:value="57.9" calcext:value-type="float">
            <text:p>57.9</text:p>
          </table:table-cell>
          <table:table-cell/>
          <table:table-cell table:style-name="ce2" office:value-type="float" office:value="100" calcext:value-type="float">
            <text:p>100.0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96]*[.D97]*[.D99]*[.D100]" office:value-type="float" office:value="24.69715392" calcext:value-type="float">
            <text:p>24.7</text:p>
          </table:table-cell>
          <table:table-cell table:style-name="ce2" table:formula="of:=0.000001*[.E96]*[.E97]*[.E99]*[.E100]" office:value-type="float" office:value="43.109082368" calcext:value-type="float">
            <text:p>43.1</text:p>
          </table:table-cell>
          <table:table-cell table:style-name="ce2" table:formula="of:=0.000001*[.F96]*[.F97]*[.F99]*[.F100]" office:value-type="float" office:value="2.019203442" calcext:value-type="float">
            <text:p>2.0</text:p>
          </table:table-cell>
          <table:table-cell/>
          <table:table-cell table:style-name="ce2" table:formula="of:=0.000001*[.H96]*[.H97]*[.H99]*[.H100]" office:value-type="float" office:value="1.661088" calcext:value-type="float">
            <text:p>1.7</text:p>
          </table:table-cell>
          <table:table-cell table:style-name="ce2" table:formula="of:=0.000001*[.I96]*[.I97]*[.I99]*[.I100]" office:value-type="float" office:value="1.478077887" calcext:value-type="float">
            <text:p>1.5</text:p>
          </table:table-cell>
          <table:table-cell table:style-name="ce2" table:formula="of:=0.000001*[.J96]*[.J97]*[.J99]*[.J100]" office:value-type="float" office:value="1.1739" calcext:value-type="float">
            <text:p>1.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97]*[.D99]*[.D100]/100^3" office:value-type="float" office:value="30.8714424" calcext:value-type="float">
            <text:p>30.9</text:p>
          </table:table-cell>
          <table:table-cell table:style-name="ce2" table:formula="of:=100*[.E97]*[.E99]*[.E100]/100^3" office:value-type="float" office:value="48.4371712" calcext:value-type="float">
            <text:p>48.4</text:p>
          </table:table-cell>
          <table:table-cell table:style-name="ce2" table:formula="of:=100*[.F97]*[.F99]*[.F100]/100^3" office:value-type="float" office:value="2.9263818" calcext:value-type="float">
            <text:p>2.9</text:p>
          </table:table-cell>
          <table:table-cell/>
          <table:table-cell table:style-name="ce2" table:formula="of:=100*[.H97]*[.H99]*[.H100]/100^3" office:value-type="float" office:value="3.1944" calcext:value-type="float">
            <text:p>3.2</text:p>
          </table:table-cell>
          <table:table-cell table:style-name="ce2" table:formula="of:=100*[.I97]*[.I99]*[.I100]/100^3" office:value-type="float" office:value="3.9948051" calcext:value-type="float">
            <text:p>4.0</text:p>
          </table:table-cell>
          <table:table-cell table:style-name="ce2" table:formula="of:=100*[.J97]*[.J99]*[.J100]/100^3" office:value-type="float" office:value="2.795" calcext:value-type="float">
            <text:p>2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96]*[.D99]*[.D100]/100^3" office:value-type="float" office:value="30.91008" calcext:value-type="float">
            <text:p>30.9</text:p>
          </table:table-cell>
          <table:table-cell table:style-name="ce2" table:formula="of:=100*[.E96]*[.E99]*[.E100]/100^3" office:value-type="float" office:value="52.380416" calcext:value-type="float">
            <text:p>52.4</text:p>
          </table:table-cell>
          <table:table-cell table:style-name="ce2" table:formula="of:=100*[.F96]*[.F99]*[.F100]/100^3" office:value-type="float" office:value="2.956374" calcext:value-type="float">
            <text:p>3.0</text:p>
          </table:table-cell>
          <table:table-cell/>
          <table:table-cell table:style-name="ce2" table:formula="of:=100*[.H96]*[.H99]*[.H100]/100^3" office:value-type="float" office:value="6.864" calcext:value-type="float">
            <text:p>6.9</text:p>
          </table:table-cell>
          <table:table-cell table:style-name="ce2" table:formula="of:=100*[.I96]*[.I99]*[.I100]/100^3" office:value-type="float" office:value="5.984121" calcext:value-type="float">
            <text:p>6.0</text:p>
          </table:table-cell>
          <table:table-cell table:style-name="ce2" table:formula="of:=100*[.J96]*[.J99]*[.J100]/100^3" office:value-type="float" office:value="3.612" calcext:value-type="float">
            <text:p>3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96]*[.D97]*[.D100]/100^3" office:value-type="float" office:value="60.53224" calcext:value-type="float">
            <text:p>60.5</text:p>
          </table:table-cell>
          <table:table-cell table:style-name="ce9" table:formula="of:=100*[.E96]*[.E97]*[.E100]/100^3" office:value-type="float" office:value="70.903096" calcext:value-type="float">
            <text:p>70.9</text:p>
          </table:table-cell>
          <table:table-cell table:style-name="ce9" table:formula="of:=100*[.F96]*[.F97]*[.F100]/100^3" office:value-type="float" office:value="27.286533" calcext:value-type="float">
            <text:p>27.3</text:p>
          </table:table-cell>
          <table:table-cell/>
          <table:table-cell table:style-name="ce9" table:formula="of:=100*[.H96]*[.H97]*[.H100]/100^3" office:value-type="float" office:value="12.584" calcext:value-type="float">
            <text:p>12.6</text:p>
          </table:table-cell>
          <table:table-cell table:style-name="ce9" table:formula="of:=100*[.I96]*[.I97]*[.I100]/100^3" office:value-type="float" office:value="8.746023" calcext:value-type="float">
            <text:p>8.7</text:p>
          </table:table-cell>
          <table:table-cell table:style-name="ce9" table:formula="of:=100*[.J96]*[.J97]*[.J100]/100^3" office:value-type="float" office:value="9.3912" calcext:value-type="float">
            <text:p>9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96]*[.D97]*[.D99]/100^3" office:value-type="float" office:value="26.07936" calcext:value-type="float">
            <text:p>26.1</text:p>
          </table:table-cell>
          <table:table-cell table:style-name="ce2" table:formula="of:=100*[.E96]*[.E97]*[.E99]/100^3" office:value-type="float" office:value="44.534176" calcext:value-type="float">
            <text:p>44.5</text:p>
          </table:table-cell>
          <table:table-cell table:style-name="ce2" table:formula="of:=100*[.F96]*[.F97]*[.F99]/100^3" office:value-type="float" office:value="3.487398" calcext:value-type="float">
            <text:p>3.5</text:p>
          </table:table-cell>
          <table:table-cell/>
          <table:table-cell table:style-name="ce2" table:formula="of:=100*[.H96]*[.H97]*[.H99]/100^3" office:value-type="float" office:value="1.661088" calcext:value-type="float">
            <text:p>1.7</text:p>
          </table:table-cell>
          <table:table-cell table:style-name="ce2" table:formula="of:=100*[.I96]*[.I97]*[.I99]/100^3" office:value-type="float" office:value="1.544491" calcext:value-type="float">
            <text:p>1.5</text:p>
          </table:table-cell>
          <table:table-cell table:style-name="ce2" table:formula="of:=100*[.J96]*[.J97]*[.J99]/100^3" office:value-type="float" office:value="1.70625" calcext:value-type="float">
            <text:p>1.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DTD validate mapping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2.3" calcext:value-type="float">
            <text:p>82.3</text:p>
          </table:table-cell>
          <table:table-cell office:value-type="float" office:value="68.7" calcext:value-type="float">
            <text:p>68.7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84" calcext:value-type="float">
            <text:p>84</text:p>
          </table:table-cell>
          <table:table-cell office:value-type="float" office:value="58.9" calcext:value-type="float">
            <text:p>58.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11" calcext:value-type="float">
            <text:p>11.0</text:p>
          </table:table-cell>
          <table:table-cell table:style-name="ce2"/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28.4" calcext:value-type="float">
            <text:p>28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60.8" calcext:value-type="float">
            <text:p>60.8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39.8" calcext:value-type="float">
            <text:p>39.8</text:p>
          </table:table-cell>
          <table:table-cell office:value-type="float" office:value="33.2" calcext:value-type="float">
            <text:p>33.2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96.8" calcext:value-type="float">
            <text:p>96.8</text:p>
          </table:table-cell>
          <table:table-cell office:value-type="float" office:value="57.9" calcext:value-type="float">
            <text:p>57.9</text:p>
          </table:table-cell>
          <table:table-cell/>
          <table:table-cell table:style-name="ce2" office:value-type="float" office:value="77.6" calcext:value-type="float">
            <text:p>77.6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54.3" calcext:value-type="float">
            <text:p>54.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117]*[.D118]*[.D120]*[.D121]" office:value-type="float" office:value="24.69715392" calcext:value-type="float">
            <text:p>24.7</text:p>
          </table:table-cell>
          <table:table-cell table:style-name="ce2" table:formula="of:=0.000001*[.E117]*[.E118]*[.E120]*[.E121]" office:value-type="float" office:value="43.109082368" calcext:value-type="float">
            <text:p>43.1</text:p>
          </table:table-cell>
          <table:table-cell table:style-name="ce2" table:formula="of:=0.000001*[.F117]*[.F118]*[.F120]*[.F121]" office:value-type="float" office:value="2.031028938" calcext:value-type="float">
            <text:p>2.0</text:p>
          </table:table-cell>
          <table:table-cell/>
          <table:table-cell table:style-name="ce2" table:formula="of:=0.000001*[.H117]*[.H118]*[.H120]*[.H121]" office:value-type="float" office:value="12.575055168" calcext:value-type="float">
            <text:p>12.6</text:p>
          </table:table-cell>
          <table:table-cell table:style-name="ce2" table:formula="of:=0.000001*[.I117]*[.I118]*[.I120]*[.I121]" office:value-type="float" office:value="6.82056816" calcext:value-type="float">
            <text:p>6.8</text:p>
          </table:table-cell>
          <table:table-cell table:style-name="ce2" table:formula="of:=0.000001*[.J117]*[.J118]*[.J120]*[.J121]" office:value-type="float" office:value="2.08207377" calcext:value-type="float">
            <text:p>2.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118]*[.D120]*[.D121]/100^3" office:value-type="float" office:value="30.8714424" calcext:value-type="float">
            <text:p>30.9</text:p>
          </table:table-cell>
          <table:table-cell table:style-name="ce2" table:formula="of:=100*[.E118]*[.E120]*[.E121]/100^3" office:value-type="float" office:value="48.4371712" calcext:value-type="float">
            <text:p>48.4</text:p>
          </table:table-cell>
          <table:table-cell table:style-name="ce2" table:formula="of:=100*[.F118]*[.F120]*[.F121]/100^3" office:value-type="float" office:value="2.9435202" calcext:value-type="float">
            <text:p>2.9</text:p>
          </table:table-cell>
          <table:table-cell/>
          <table:table-cell table:style-name="ce2" table:formula="of:=100*[.H118]*[.H120]*[.H121]/100^3" office:value-type="float" office:value="24.1827984" calcext:value-type="float">
            <text:p>24.2</text:p>
          </table:table-cell>
          <table:table-cell table:style-name="ce2" table:formula="of:=100*[.I118]*[.I120]*[.I121]/100^3" office:value-type="float" office:value="18.433968" calcext:value-type="float">
            <text:p>18.4</text:p>
          </table:table-cell>
          <table:table-cell table:style-name="ce2" table:formula="of:=100*[.J118]*[.J120]*[.J121]/100^3" office:value-type="float" office:value="4.9573185" calcext:value-type="float">
            <text:p>5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117]*[.D120]*[.D121]/100^3" office:value-type="float" office:value="30.91008" calcext:value-type="float">
            <text:p>30.9</text:p>
          </table:table-cell>
          <table:table-cell table:style-name="ce2" table:formula="of:=100*[.E117]*[.E120]*[.E121]/100^3" office:value-type="float" office:value="52.380416" calcext:value-type="float">
            <text:p>52.4</text:p>
          </table:table-cell>
          <table:table-cell table:style-name="ce2" table:formula="of:=100*[.F117]*[.F120]*[.F121]/100^3" office:value-type="float" office:value="2.956374" calcext:value-type="float">
            <text:p>3.0</text:p>
          </table:table-cell>
          <table:table-cell/>
          <table:table-cell table:style-name="ce2" table:formula="of:=100*[.H117]*[.H120]*[.H121]/100^3" office:value-type="float" office:value="16.060096" calcext:value-type="float">
            <text:p>16.1</text:p>
          </table:table-cell>
          <table:table-cell table:style-name="ce2" table:formula="of:=100*[.I117]*[.I120]*[.I121]/100^3" office:value-type="float" office:value="8.119724" calcext:value-type="float">
            <text:p>8.1</text:p>
          </table:table-cell>
          <table:table-cell table:style-name="ce2" table:formula="of:=100*[.J117]*[.J120]*[.J121]/100^3" office:value-type="float" office:value="3.53493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117]*[.D118]*[.D121]/100^3" office:value-type="float" office:value="60.53224" calcext:value-type="float">
            <text:p>60.5</text:p>
          </table:table-cell>
          <table:table-cell table:style-name="ce9" table:formula="of:=100*[.E117]*[.E118]*[.E121]/100^3" office:value-type="float" office:value="70.903096" calcext:value-type="float">
            <text:p>70.9</text:p>
          </table:table-cell>
          <table:table-cell table:style-name="ce9" table:formula="of:=100*[.F117]*[.F118]*[.F121]/100^3" office:value-type="float" office:value="27.446337" calcext:value-type="float">
            <text:p>27.4</text:p>
          </table:table-cell>
          <table:table-cell/>
          <table:table-cell table:style-name="ce9" table:formula="of:=100*[.H117]*[.H118]*[.H121]/100^3" office:value-type="float" office:value="31.595616" calcext:value-type="float">
            <text:p>31.6</text:p>
          </table:table-cell>
          <table:table-cell table:style-name="ce9" table:formula="of:=100*[.I117]*[.I118]*[.I121]/100^3" office:value-type="float" office:value="20.54388" calcext:value-type="float">
            <text:p>20.5</text:p>
          </table:table-cell>
          <table:table-cell table:style-name="ce9" table:formula="of:=100*[.J117]*[.J118]*[.J121]/100^3" office:value-type="float" office:value="13.432734" calcext:value-type="float">
            <text:p>13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117]*[.D118]*[.D120]/100^3" office:value-type="float" office:value="26.07936" calcext:value-type="float">
            <text:p>26.1</text:p>
          </table:table-cell>
          <table:table-cell table:style-name="ce2" table:formula="of:=100*[.E117]*[.E118]*[.E120]/100^3" office:value-type="float" office:value="44.534176" calcext:value-type="float">
            <text:p>44.5</text:p>
          </table:table-cell>
          <table:table-cell table:style-name="ce2" table:formula="of:=100*[.F117]*[.F118]*[.F120]/100^3" office:value-type="float" office:value="3.507822" calcext:value-type="float">
            <text:p>3.5</text:p>
          </table:table-cell>
          <table:table-cell/>
          <table:table-cell table:style-name="ce2" table:formula="of:=100*[.H117]*[.H118]*[.H120]/100^3" office:value-type="float" office:value="16.204968" calcext:value-type="float">
            <text:p>16.2</text:p>
          </table:table-cell>
          <table:table-cell table:style-name="ce2" table:formula="of:=100*[.I117]*[.I118]*[.I120]/100^3" office:value-type="float" office:value="10.31856" calcext:value-type="float">
            <text:p>10.3</text:p>
          </table:table-cell>
          <table:table-cell table:style-name="ce2" table:formula="of:=100*[.J117]*[.J118]*[.J120]/100^3" office:value-type="float" office:value="3.83439" calcext:value-type="float">
            <text:p>3.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expand substructures + new mapping as a result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2.3" calcext:value-type="float">
            <text:p>82.3</text:p>
          </table:table-cell>
          <table:table-cell office:value-type="float" office:value="68.7" calcext:value-type="float">
            <text:p>68.7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84" calcext:value-type="float">
            <text:p>84</text:p>
          </table:table-cell>
          <table:table-cell office:value-type="float" office:value="58.9" calcext:value-type="float">
            <text:p>58.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11" calcext:value-type="float">
            <text:p>11.0</text:p>
          </table:table-cell>
          <table:table-cell table:style-name="ce2"/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46" calcext:value-type="float">
            <text:p>46.0</text:p>
          </table:table-cell>
          <table:table-cell table:style-name="ce2" office:value-type="float" office:value="28.4" calcext:value-type="float">
            <text:p>28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3.8" calcext:value-type="float">
            <text:p>93.8</text:p>
          </table:table-cell>
          <table:table-cell office:value-type="float" office:value="95.4" calcext:value-type="float">
            <text:p>95.4</text:p>
          </table:table-cell>
          <table:table-cell office:value-type="float" office:value="66.7" calcext:value-type="float">
            <text:p>66.7</text:p>
          </table:table-cell>
          <table:table-cell/>
          <table:table-cell table:style-name="ce2" office:value-type="float" office:value="75" calcext:value-type="float">
            <text:p>75.0</text:p>
          </table:table-cell>
          <table:table-cell table:style-name="ce2" office:value-type="float" office:value="69" calcext:value-type="float">
            <text:p>69.0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138]*[.D139]*[.D140]*[.D141]" office:value-type="float" office:value="34.23542416" calcext:value-type="float">
            <text:p>34.2</text:p>
          </table:table-cell>
          <table:table-cell table:style-name="ce2" table:formula="of:=0.000001*[.E138]*[.E139]*[.E140]*[.E141]" office:value-type="float" office:value="55.063578744" calcext:value-type="float">
            <text:p>55.1</text:p>
          </table:table-cell>
          <table:table-cell table:style-name="ce2" table:formula="of:=0.000001*[.F138]*[.F139]*[.F140]*[.F141]" office:value-type="float" office:value="3.47795811" calcext:value-type="float">
            <text:p>3.5</text:p>
          </table:table-cell>
          <table:table-cell table:style-name="ce2"/>
          <table:table-cell table:style-name="ce2" table:formula="of:=0.000001*[.H138]*[.H139]*[.H140]*[.H141]" office:value-type="float" office:value="14.413464" calcext:value-type="float">
            <text:p>14.4</text:p>
          </table:table-cell>
          <table:table-cell table:style-name="ce2" table:formula="of:=0.000001*[.I138]*[.I139]*[.I140]*[.I141]" office:value-type="float" office:value="9.864792" calcext:value-type="float">
            <text:p>9.9</text:p>
          </table:table-cell>
          <table:table-cell table:style-name="ce2" table:formula="of:=0.000001*[.J138]*[.J139]*[.J140]*[.J141]" office:value-type="float" office:value="4.798479336" calcext:value-type="float">
            <text:p>4.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139]*[.D140]*[.D141]/100^3" office:value-type="float" office:value="42.7942802" calcext:value-type="float">
            <text:p>42.8</text:p>
          </table:table-cell>
          <table:table-cell table:style-name="ce2" table:formula="of:=100*[.E139]*[.E140]*[.E141]/100^3" office:value-type="float" office:value="61.8691896" calcext:value-type="float">
            <text:p>61.9</text:p>
          </table:table-cell>
          <table:table-cell table:style-name="ce2" table:formula="of:=100*[.F139]*[.F140]*[.F141]/100^3" office:value-type="float" office:value="5.040519" calcext:value-type="float">
            <text:p>5.0</text:p>
          </table:table-cell>
          <table:table-cell table:style-name="ce2"/>
          <table:table-cell table:style-name="ce2" table:formula="of:=100*[.H139]*[.H140]*[.H141]/100^3" office:value-type="float" office:value="27.7182" calcext:value-type="float">
            <text:p>27.7</text:p>
          </table:table-cell>
          <table:table-cell table:style-name="ce9" table:formula="of:=100*[.I139]*[.I140]*[.I141]/100^3" office:value-type="float" office:value="26.6616" calcext:value-type="float">
            <text:p>26.7</text:p>
          </table:table-cell>
          <table:table-cell table:style-name="ce2" table:formula="of:=100*[.J139]*[.J140]*[.J141]/100^3" office:value-type="float" office:value="11.4249508" calcext:value-type="float">
            <text:p>11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138]*[.D140]*[.D141]/100^3" office:value-type="float" office:value="42.84784" calcext:value-type="float">
            <text:p>42.8</text:p>
          </table:table-cell>
          <table:table-cell table:style-name="ce2" table:formula="of:=100*[.E138]*[.E140]*[.E141]/100^3" office:value-type="float" office:value="66.905928" calcext:value-type="float">
            <text:p>66.9</text:p>
          </table:table-cell>
          <table:table-cell table:style-name="ce2" table:formula="of:=100*[.F138]*[.F140]*[.F141]/100^3" office:value-type="float" office:value="5.06253" calcext:value-type="float">
            <text:p>5.1</text:p>
          </table:table-cell>
          <table:table-cell table:style-name="ce2"/>
          <table:table-cell table:style-name="ce2" table:formula="of:=100*[.H138]*[.H140]*[.H141]/100^3" office:value-type="float" office:value="18.408" calcext:value-type="float">
            <text:p>18.4</text:p>
          </table:table-cell>
          <table:table-cell table:style-name="ce2" table:formula="of:=100*[.I138]*[.I140]*[.I141]/100^3" office:value-type="float" office:value="11.7438" calcext:value-type="float">
            <text:p>11.7</text:p>
          </table:table-cell>
          <table:table-cell table:style-name="ce2" table:formula="of:=100*[.J138]*[.J140]*[.J141]/100^3" office:value-type="float" office:value="8.146824" calcext:value-type="float">
            <text:p>8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138]*[.D139]*[.D141]/100^3" office:value-type="float" office:value="59.95696" calcext:value-type="float">
            <text:p>60.0</text:p>
          </table:table-cell>
          <table:table-cell table:style-name="ce9" table:formula="of:=100*[.E138]*[.E139]*[.E141]/100^3" office:value-type="float" office:value="69.877638" calcext:value-type="float">
            <text:p>69.9</text:p>
          </table:table-cell>
          <table:table-cell table:style-name="ce9" table:formula="of:=100*[.F138]*[.F139]*[.F141]/100^3" office:value-type="float" office:value="31.617801" calcext:value-type="float">
            <text:p>31.6</text:p>
          </table:table-cell>
          <table:table-cell table:style-name="ce9"/>
          <table:table-cell table:style-name="ce9" table:formula="of:=100*[.H138]*[.H139]*[.H141]/100^3" office:value-type="float" office:value="30.537" calcext:value-type="float">
            <text:p>30.5</text:p>
          </table:table-cell>
          <table:table-cell table:style-name="ce12" table:formula="of:=100*[.I138]*[.I139]*[.I141]/100^3" office:value-type="float" office:value="21.4452" calcext:value-type="float">
            <text:p>21.4</text:p>
          </table:table-cell>
          <table:table-cell table:style-name="ce9" table:formula="of:=100*[.J138]*[.J139]*[.J141]/100^3" office:value-type="float" office:value="16.896054" calcext:value-type="float">
            <text:p>16.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138]*[.D139]*[.D140]/100^3" office:value-type="float" office:value="36.49832" calcext:value-type="float">
            <text:p>36.5</text:p>
          </table:table-cell>
          <table:table-cell table:style-name="ce2" table:formula="of:=100*[.E138]*[.E139]*[.E140]/100^3" office:value-type="float" office:value="57.718636" calcext:value-type="float">
            <text:p>57.7</text:p>
          </table:table-cell>
          <table:table-cell table:style-name="ce2" table:formula="of:=100*[.F138]*[.F139]*[.F140]/100^3" office:value-type="float" office:value="5.21433" calcext:value-type="float">
            <text:p>5.2</text:p>
          </table:table-cell>
          <table:table-cell table:style-name="ce2"/>
          <table:table-cell table:style-name="ce2" table:formula="of:=100*[.H138]*[.H139]*[.H140]/100^3" office:value-type="float" office:value="19.217952" calcext:value-type="float">
            <text:p>19.2</text:p>
          </table:table-cell>
          <table:table-cell table:style-name="ce2" table:formula="of:=100*[.I138]*[.I139]*[.I140]/100^3" office:value-type="float" office:value="14.2968" calcext:value-type="float">
            <text:p>14.3</text:p>
          </table:table-cell>
          <table:table-cell table:style-name="ce2" table:formula="of:=100*[.J138]*[.J139]*[.J140]/100^3" office:value-type="float" office:value="7.025592" calcext:value-type="float">
            <text:p>7.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always choose a correct class when it exist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percentage-style style:name="N135">
      <number:number number:decimal-places="3" number:min-integer-digits="1"/>
      <number:text>%</number:text>
    </number:percentage-style>
    <number:currency-style style:name="N1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6:30:40.206130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12-02T16:44:54.341123521</dc:date>
    <meta:editing-duration>P2DT10H37M51S</meta:editing-duration>
    <meta:editing-cycles>16</meta:editing-cycles>
    <meta:generator>LibreOffice/4.3.4.1$Linux_X86_64 LibreOffice_project/430m0$Build-1</meta:generator>
    <meta:document-statistic meta:table-count="1" meta:cell-count="577" meta:object-count="0"/>
  </office:meta>
</office:document-meta>
</file>